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avel Novák, 1980, novak@unicorn.com<text:line-break/>Adam Horák, 1990, horak@unicorn.com<text:line-break/>Jaroslav Kulhavý, 1888, kulhavy@unicorn.com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1T12:08:43.770000000</meta:creation-date>
    <dc:date>2024-11-11T12:08:47.728000000</dc:date>
    <meta:editing-duration>PT4S</meta:editing-duration>
    <meta:editing-cycles>1</meta:editing-cycles>
    <meta:document-statistic meta:table-count="0" meta:image-count="0" meta:object-count="0" meta:page-count="1" meta:paragraph-count="1" meta:word-count="12" meta:character-count="116" meta:non-whitespace-character-count="105"/>
    <meta:generator>LibreOffice/7.6.4.1$Windows_X86_64 LibreOffice_project/e19e193f88cd6c0525a17fb7a176ed8e6a3e2aa1</meta:generator>
  </office:meta>
</office:document-meta>
</file>